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492in"/>
    </style:style>
    <style:style style:name="co2" style:family="table-column">
      <style:table-column-properties fo:break-before="auto" style:column-width="1.8075in"/>
    </style:style>
    <style:style style:name="co3" style:family="table-column">
      <style:table-column-properties fo:break-before="auto" style:column-width="2.3244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1083in"/>
    </style:style>
    <style:style style:name="co6" style:family="table-column">
      <style:table-column-properties fo:break-before="auto" style:column-width="1.1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0"/>
    <style:style style:name="ce2" style:family="table-cell" style:parent-style-name="Default" style:data-style-name="N120"/>
    <style:style style:name="ce3" style:family="table-cell" style:parent-style-name="Default" style:data-style-name="N61"/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/>
          <table:table-cell table:style-name="Default" office:value-type="string">
            <text:p>forward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string">
            <text:p>max sample rate</text:p>
          </table:table-cell>
          <table:table-cell office:value-type="string">
            <text:p>time per sample</text:p>
          </table:table-cell>
          <table:table-cell table:style-name="Default" office:value-type="string">
            <text:p>time for 3*64 samples</text:p>
          </table:table-cell>
          <table:table-cell office:value-type="string">
            <text:p>msec</text:p>
          </table:table-cell>
          <table:table-cell office:value-type="string">
            <text:p>usec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12000000/[.A3]" office:value-type="float" office:value="1500000">
            <text:p>1.50E+006</text:p>
          </table:table-cell>
          <table:table-cell table:formula="of:=1/[.B3]" office:value-type="float" office:value="0.000000666666666666667">
            <text:p>6.66666666666667E-007</text:p>
          </table:table-cell>
          <table:table-cell table:formula="of:=[.C3]*3*64" office:value-type="float" office:value="0.000128">
            <text:p>1.28E-04</text:p>
          </table:table-cell>
          <table:table-cell table:formula="of:=CONVERT([.D3];&quot;sec&quot;;&quot;msec&quot;)" office:value-type="float" office:value="0.128">
            <text:p>0.128</text:p>
          </table:table-cell>
          <table:table-cell table:formula="of:=CONVERT([.D3];&quot;sec&quot;;&quot;usec&quot;)"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12000000/[.A4]" office:value-type="float" office:value="631578.947368421">
            <text:p>6.32E+005</text:p>
          </table:table-cell>
          <table:table-cell table:formula="of:=1/[.B4]" office:value-type="float" office:value="0.00000158333333333333">
            <text:p>1.58333333333333E-006</text:p>
          </table:table-cell>
          <table:table-cell table:formula="of:=[.C4]*3*64" office:value-type="float" office:value="0.000304">
            <text:p>3.04E-04</text:p>
          </table:table-cell>
          <table:table-cell table:formula="of:=CONVERT([.D4];&quot;sec&quot;;&quot;msec&quot;)" office:value-type="float" office:value="0.304">
            <text:p>0.304</text:p>
          </table:table-cell>
          <table:table-cell table:formula="of:=CONVERT([.D4];&quot;sec&quot;;&quot;usec&quot;)" office:value-type="float" office:value="304">
            <text:p>304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12000000/[.A5]" office:value-type="float" office:value="190476.19047619">
            <text:p>1.90E+005</text:p>
          </table:table-cell>
          <table:table-cell table:formula="of:=1/[.B5]" office:value-type="float" office:value="0.00000525">
            <text:p>0.00000525</text:p>
          </table:table-cell>
          <table:table-cell table:formula="of:=[.C5]*3*64" office:value-type="float" office:value="0.001008">
            <text:p>1.01E-03</text:p>
          </table:table-cell>
          <table:table-cell table:formula="of:=CONVERT([.D5];&quot;sec&quot;;&quot;msec&quot;)" office:value-type="float" office:value="1.008">
            <text:p>1.008</text:p>
          </table:table-cell>
          <table:table-cell table:formula="of:=CONVERT([.D5];&quot;sec&quot;;&quot;usec&quot;)" office:value-type="float" office:value="1008">
            <text:p>1008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12000000/[.A6]" office:value-type="float" office:value="63492.0634920635">
            <text:p>6.35E+004</text:p>
          </table:table-cell>
          <table:table-cell table:formula="of:=1/[.B6]" office:value-type="float" office:value="0.00001575">
            <text:p>0.00001575</text:p>
          </table:table-cell>
          <table:table-cell table:formula="of:=[.C6]*3*64" office:value-type="float" office:value="0.003024">
            <text:p>3.02E-03</text:p>
          </table:table-cell>
          <table:table-cell table:formula="of:=CONVERT([.D6];&quot;sec&quot;;&quot;msec&quot;)" office:value-type="float" office:value="3.024">
            <text:p>3.024</text:p>
          </table:table-cell>
          <table:table-cell table:formula="of:=CONVERT([.D6];&quot;sec&quot;;&quot;usec&quot;)" office:value-type="float" office:value="3024">
            <text:p>3024</text:p>
          </table:table-cell>
          <table:table-cell table:number-columns-repeated="2"/>
        </table:table-row>
        <table:table-row table:style-name="ro1">
          <table:table-cell office:value-type="float" office:value="625">
            <text:p>625</text:p>
          </table:table-cell>
          <table:table-cell table:formula="of:=12000000/[.A7]" office:value-type="float" office:value="19200">
            <text:p>1.92E+004</text:p>
          </table:table-cell>
          <table:table-cell table:formula="of:=1/[.B7]" office:value-type="float" office:value="0.0000520833333333333">
            <text:p>5.20833333333333E-005</text:p>
          </table:table-cell>
          <table:table-cell table:formula="of:=[.C7]*3*64" office:value-type="float" office:value="0.01">
            <text:p>1.00E-02</text:p>
          </table:table-cell>
          <table:table-cell table:formula="of:=CONVERT([.D7];&quot;sec&quot;;&quot;msec&quot;)" office:value-type="float" office:value="10">
            <text:p>10</text:p>
          </table:table-cell>
          <table:table-cell table:formula="of:=CONVERT([.D7];&quot;sec&quot;;&quot;usec&quot;)" office:value-type="float" office:value="10000">
            <text:p>10000</text:p>
          </table:table-cell>
          <table:table-cell table:number-columns-repeated="2"/>
        </table:table-row>
        <table:table-row table:style-name="ro1">
          <table:table-cell office:value-type="float" office:value="1875">
            <text:p>1875</text:p>
          </table:table-cell>
          <table:table-cell table:formula="of:=12000000/[.A8]" office:value-type="float" office:value="6400">
            <text:p>6.40E+003</text:p>
          </table:table-cell>
          <table:table-cell table:formula="of:=1/[.B8]" office:value-type="float" office:value="0.00015625">
            <text:p>0.00015625</text:p>
          </table:table-cell>
          <table:table-cell table:formula="of:=[.C8]*3*64" office:value-type="float" office:value="0.03">
            <text:p>3.00E-02</text:p>
          </table:table-cell>
          <table:table-cell table:formula="of:=CONVERT([.D8];&quot;sec&quot;;&quot;msec&quot;)" office:value-type="float" office:value="30">
            <text:p>30</text:p>
          </table:table-cell>
          <table:table-cell table:formula="of:=CONVERT([.D8];&quot;sec&quot;;&quot;usec&quot;)" office:value-type="float" office:value="30000">
            <text:p>30000</text:p>
          </table:table-cell>
          <table:table-cell table:number-columns-repeated="2"/>
        </table:table-row>
        <table:table-row table:style-name="ro1">
          <table:table-cell office:value-type="float" office:value="6250">
            <text:p>6250</text:p>
          </table:table-cell>
          <table:table-cell table:formula="of:=12000000/[.A9]" office:value-type="float" office:value="1920">
            <text:p>1.92E+003</text:p>
          </table:table-cell>
          <table:table-cell table:formula="of:=1/[.B9]" office:value-type="float" office:value="0.000520833333333333">
            <text:p>0.0005208333</text:p>
          </table:table-cell>
          <table:table-cell table:formula="of:=[.C9]*3*64" office:value-type="float" office:value="0.1">
            <text:p>1.00E-01</text:p>
          </table:table-cell>
          <table:table-cell table:formula="of:=CONVERT([.D9];&quot;sec&quot;;&quot;msec&quot;)" office:value-type="float" office:value="100">
            <text:p>100</text:p>
          </table:table-cell>
          <table:table-cell table:formula="of:=CONVERT([.D9];&quot;sec&quot;;&quot;usec&quot;)" office:value-type="float" office:value="100000">
            <text:p>100000</text:p>
          </table:table-cell>
          <table:table-cell table:number-columns-repeated="2"/>
        </table:table-row>
        <table:table-row table:style-name="ro1">
          <table:table-cell office:value-type="float" office:value="18750">
            <text:p>18750</text:p>
          </table:table-cell>
          <table:table-cell table:formula="of:=12000000/[.A10]" office:value-type="float" office:value="640">
            <text:p>6.40E+002</text:p>
          </table:table-cell>
          <table:table-cell table:formula="of:=1/[.B10]" office:value-type="float" office:value="0.0015625">
            <text:p>0.0015625</text:p>
          </table:table-cell>
          <table:table-cell table:formula="of:=[.C10]*3*64" office:value-type="float" office:value="0.3">
            <text:p>3.00E-01</text:p>
          </table:table-cell>
          <table:table-cell table:formula="of:=CONVERT([.D10];&quot;sec&quot;;&quot;msec&quot;)" office:value-type="float" office:value="300">
            <text:p>300</text:p>
          </table:table-cell>
          <table:table-cell table:formula="of:=CONVERT([.D10];&quot;sec&quot;;&quot;usec&quot;)" office:value-type="float" office:value="300000">
            <text:p>300000</text:p>
          </table:table-cell>
          <table:table-cell table:number-columns-repeated="2"/>
        </table:table-row>
        <table:table-row table:style-name="ro1">
          <table:table-cell office:value-type="float" office:value="62500">
            <text:p>62500</text:p>
          </table:table-cell>
          <table:table-cell table:formula="of:=12000000/[.A11]" office:value-type="float" office:value="192">
            <text:p>1.92E+002</text:p>
          </table:table-cell>
          <table:table-cell table:formula="of:=1/[.B11]" office:value-type="float" office:value="0.00520833333333333">
            <text:p>0.0052083333</text:p>
          </table:table-cell>
          <table:table-cell table:formula="of:=[.C11]*3*64" office:value-type="float" office:value="1">
            <text:p>1.00E+00</text:p>
          </table:table-cell>
          <table:table-cell table:formula="of:=CONVERT([.D11];&quot;sec&quot;;&quot;msec&quot;)" office:value-type="float" office:value="1000">
            <text:p>1000</text:p>
          </table:table-cell>
          <table:table-cell table:formula="of:=CONVERT([.D11];&quot;sec&quot;;&quot;usec&quot;)" office:value-type="float" office:value="1000000">
            <text:p>1000000</text:p>
          </table:table-cell>
          <table:table-cell table:number-columns-repeated="2"/>
        </table:table-row>
        <table:table-row table:style-name="ro1">
          <table:table-cell office:value-type="float" office:value="187500">
            <text:p>187500</text:p>
          </table:table-cell>
          <table:table-cell table:formula="of:=12000000/[.A12]" office:value-type="float" office:value="64">
            <text:p>6.40E+001</text:p>
          </table:table-cell>
          <table:table-cell table:formula="of:=1/[.B12]" office:value-type="float" office:value="0.015625">
            <text:p>0.015625</text:p>
          </table:table-cell>
          <table:table-cell table:formula="of:=[.C12]*3*64" office:value-type="float" office:value="3">
            <text:p>3.00E+00</text:p>
          </table:table-cell>
          <table:table-cell table:formula="of:=CONVERT([.D12];&quot;sec&quot;;&quot;msec&quot;)" office:value-type="float" office:value="3000">
            <text:p>3000</text:p>
          </table:table-cell>
          <table:table-cell table:formula="of:=CONVERT([.D12];&quot;sec&quot;;&quot;usec&quot;)" office:value-type="float" office:value="3000000">
            <text:p>3000000</text:p>
          </table:table-cell>
          <table:table-cell table:number-columns-repeated="2"/>
        </table:table-row>
        <table:table-row table:style-name="ro1">
          <table:table-cell office:value-type="float" office:value="625000">
            <text:p>625000</text:p>
          </table:table-cell>
          <table:table-cell table:formula="of:=12000000/[.A13]" office:value-type="float" office:value="19.2">
            <text:p>1.92E+001</text:p>
          </table:table-cell>
          <table:table-cell table:formula="of:=1/[.B13]" office:value-type="float" office:value="0.0520833333333333">
            <text:p>0.0520833333</text:p>
          </table:table-cell>
          <table:table-cell table:formula="of:=[.C13]*3*64" office:value-type="float" office:value="10">
            <text:p>1.00E+01</text:p>
          </table:table-cell>
          <table:table-cell table:formula="of:=CONVERT([.D13];&quot;sec&quot;;&quot;msec&quot;)" office:value-type="float" office:value="10000">
            <text:p>10000</text:p>
          </table:table-cell>
          <table:table-cell table:formula="of:=CONVERT([.D13];&quot;sec&quot;;&quot;usec&quot;)" office:value-type="float" office:value="10000000">
            <text:p>10000000</text:p>
          </table:table-cell>
          <table:table-cell table:number-columns-repeated="2"/>
        </table:table-row>
        <table:table-row table:style-name="ro1">
          <table:table-cell office:value-type="float" office:value="1875000">
            <text:p>1875000</text:p>
          </table:table-cell>
          <table:table-cell table:formula="of:=12000000/[.A14]" office:value-type="float" office:value="6.4">
            <text:p>6.40E+000</text:p>
          </table:table-cell>
          <table:table-cell table:formula="of:=1/[.B14]" office:value-type="float" office:value="0.15625">
            <text:p>0.15625</text:p>
          </table:table-cell>
          <table:table-cell table:formula="of:=[.C14]*3*64" office:value-type="float" office:value="30">
            <text:p>3.00E+01</text:p>
          </table:table-cell>
          <table:table-cell table:formula="of:=CONVERT([.D14];&quot;sec&quot;;&quot;msec&quot;)" office:value-type="float" office:value="30000">
            <text:p>30000</text:p>
          </table:table-cell>
          <table:table-cell table:formula="of:=CONVERT([.D14];&quot;sec&quot;;&quot;usec&quot;)" office:value-type="float" office:value="30000000">
            <text:p>30000000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Cycles @ 12 m instr</text:p>
          </table:table-cell>
          <table:table-cell table:style-name="Default" office:value-type="string">
            <text:p>backward</text:p>
          </table:table-cell>
          <table:table-cell/>
          <table:table-cell table:style-name="Default"/>
          <table:table-cell table:number-columns-repeated="2"/>
          <table:table-cell office:value-type="string">
            <text:p>label, msec/div</text:p>
          </table:table-cell>
          <table:table-cell office:value-type="string">
            <text:p>label, usec/div</text:p>
          </table:table-cell>
        </table:table-row>
        <table:table-row table:style-name="ro1">
          <table:table-cell table:formula="of:=12000000/[.B18]" office:value-type="float" office:value="8">
            <text:p>8</text:p>
          </table:table-cell>
          <table:table-cell table:style-name="ce2" table:formula="of:=1/[.C18]" office:value-type="float" office:value="1500000">
            <text:p>1.50000E+006</text:p>
          </table:table-cell>
          <table:table-cell table:formula="of:=[.D18]/(3*64)" office:value-type="float" office:value="0.000000666666666666667">
            <text:p>6.66666666666667E-007</text:p>
          </table:table-cell>
          <table:table-cell office:value-type="float" office:value="0.000128">
            <text:p>1.28E-04</text:p>
          </table:table-cell>
          <table:table-cell table:formula="of:=CONVERT([.D18];&quot;sec&quot;;&quot;msec&quot;)" office:value-type="float" office:value="0.128">
            <text:p>0.128</text:p>
          </table:table-cell>
          <table:table-cell table:formula="of:=CONVERT([.D18];&quot;sec&quot;;&quot;usec&quot;)" office:value-type="float" office:value="128">
            <text:p>128</text:p>
          </table:table-cell>
          <table:table-cell table:formula="of:=[.E18]/10" office:value-type="float" office:value="0.0128">
            <text:p>0.0128</text:p>
          </table:table-cell>
          <table:table-cell table:style-name="ce4" table:formula="of:=[.F18]/10" office:value-type="float" office:value="12.8">
            <text:p>12.8</text:p>
          </table:table-cell>
        </table:table-row>
        <table:table-row table:style-name="ro1">
          <table:table-cell table:formula="of:=12000000/[.B19]" office:value-type="float" office:value="18.75">
            <text:p>18.75</text:p>
          </table:table-cell>
          <table:table-cell table:style-name="ce2" table:formula="of:=1/[.C19]" office:value-type="float" office:value="640000">
            <text:p>6.40000E+005</text:p>
          </table:table-cell>
          <table:table-cell table:formula="of:=[.D19]/(3*64)" office:value-type="float" office:value="0.0000015625">
            <text:p>1.5625E-006</text:p>
          </table:table-cell>
          <table:table-cell office:value-type="float" office:value="0.0003">
            <text:p>3.00E-04</text:p>
          </table:table-cell>
          <table:table-cell table:formula="of:=CONVERT([.D19];&quot;sec&quot;;&quot;msec&quot;)" office:value-type="float" office:value="0.3">
            <text:p>0.3</text:p>
          </table:table-cell>
          <table:table-cell table:formula="of:=CONVERT([.D19];&quot;sec&quot;;&quot;usec&quot;)" office:value-type="float" office:value="300">
            <text:p>300</text:p>
          </table:table-cell>
          <table:table-cell table:formula="of:=[.E19]/10" office:value-type="float" office:value="0.03">
            <text:p>0.03</text:p>
          </table:table-cell>
          <table:table-cell table:style-name="ce4" table:formula="of:=[.F19]/10" office:value-type="float" office:value="30">
            <text:p>30</text:p>
          </table:table-cell>
        </table:table-row>
        <table:table-row table:style-name="ro1">
          <table:table-cell table:formula="of:=12000000/[.B20]" office:value-type="float" office:value="62.5">
            <text:p>62.5</text:p>
          </table:table-cell>
          <table:table-cell table:style-name="ce2" table:formula="of:=1/[.C20]" office:value-type="float" office:value="192000">
            <text:p>1.92000E+005</text:p>
          </table:table-cell>
          <table:table-cell table:formula="of:=[.D20]/(3*64)" office:value-type="float" office:value="0.00000520833333333333">
            <text:p>5.20833333333333E-006</text:p>
          </table:table-cell>
          <table:table-cell office:value-type="float" office:value="0.001">
            <text:p>1.00E-03</text:p>
          </table:table-cell>
          <table:table-cell table:formula="of:=CONVERT([.D20];&quot;sec&quot;;&quot;msec&quot;)" office:value-type="float" office:value="1">
            <text:p>1</text:p>
          </table:table-cell>
          <table:table-cell table:formula="of:=CONVERT([.D20];&quot;sec&quot;;&quot;usec&quot;)" office:value-type="float" office:value="1000">
            <text:p>1000</text:p>
          </table:table-cell>
          <table:table-cell table:formula="of:=[.E20]/10" office:value-type="float" office:value="0.1">
            <text:p>0.1</text:p>
          </table:table-cell>
          <table:table-cell table:style-name="ce4" table:formula="of:=[.F20]/10" office:value-type="float" office:value="100">
            <text:p>100</text:p>
          </table:table-cell>
        </table:table-row>
        <table:table-row table:style-name="ro1">
          <table:table-cell table:formula="of:=12000000/[.B21]" office:value-type="float" office:value="187.5">
            <text:p>187.5</text:p>
          </table:table-cell>
          <table:table-cell table:style-name="ce2" table:formula="of:=1/[.C21]" office:value-type="float" office:value="64000">
            <text:p>6.40000E+004</text:p>
          </table:table-cell>
          <table:table-cell table:formula="of:=[.D21]/(3*64)" office:value-type="float" office:value="0.000015625">
            <text:p>0.000015625</text:p>
          </table:table-cell>
          <table:table-cell office:value-type="float" office:value="0.003">
            <text:p>3.00E-03</text:p>
          </table:table-cell>
          <table:table-cell table:formula="of:=CONVERT([.D21];&quot;sec&quot;;&quot;msec&quot;)" office:value-type="float" office:value="3">
            <text:p>3</text:p>
          </table:table-cell>
          <table:table-cell table:formula="of:=CONVERT([.D21];&quot;sec&quot;;&quot;usec&quot;)" office:value-type="float" office:value="3000">
            <text:p>3000</text:p>
          </table:table-cell>
          <table:table-cell table:formula="of:=[.E21]/10" office:value-type="float" office:value="0.3">
            <text:p>0.3</text:p>
          </table:table-cell>
          <table:table-cell table:style-name="ce4" table:formula="of:=[.F21]/10" office:value-type="float" office:value="300">
            <text:p>300</text:p>
          </table:table-cell>
        </table:table-row>
        <table:table-row table:style-name="ro1">
          <table:table-cell table:formula="of:=12000000/[.B22]" office:value-type="float" office:value="625">
            <text:p>625</text:p>
          </table:table-cell>
          <table:table-cell table:style-name="ce2" table:formula="of:=1/[.C22]" office:value-type="float" office:value="19200">
            <text:p>1.92000E+004</text:p>
          </table:table-cell>
          <table:table-cell table:formula="of:=[.D22]/(3*64)" office:value-type="float" office:value="0.0000520833333333333">
            <text:p>5.20833333333333E-005</text:p>
          </table:table-cell>
          <table:table-cell office:value-type="float" office:value="0.01">
            <text:p>1.00E-02</text:p>
          </table:table-cell>
          <table:table-cell table:formula="of:=CONVERT([.D22];&quot;sec&quot;;&quot;msec&quot;)" office:value-type="float" office:value="10">
            <text:p>10</text:p>
          </table:table-cell>
          <table:table-cell table:formula="of:=CONVERT([.D22];&quot;sec&quot;;&quot;usec&quot;)" office:value-type="float" office:value="10000">
            <text:p>10000</text:p>
          </table:table-cell>
          <table:table-cell table:style-name="ce4" table:formula="of:=[.E22]/10" office:value-type="float" office:value="1">
            <text:p>1</text:p>
          </table:table-cell>
          <table:table-cell table:formula="of:=[.F22]/10" office:value-type="float" office:value="1000">
            <text:p>1000</text:p>
          </table:table-cell>
        </table:table-row>
        <table:table-row table:style-name="ro1">
          <table:table-cell table:formula="of:=12000000/[.B23]" office:value-type="float" office:value="1875">
            <text:p>1875</text:p>
          </table:table-cell>
          <table:table-cell table:style-name="ce2" table:formula="of:=1/[.C23]" office:value-type="float" office:value="6400">
            <text:p>6.40000E+003</text:p>
          </table:table-cell>
          <table:table-cell table:formula="of:=[.D23]/(3*64)" office:value-type="float" office:value="0.00015625">
            <text:p>0.00015625</text:p>
          </table:table-cell>
          <table:table-cell office:value-type="float" office:value="0.03">
            <text:p>3.00E-02</text:p>
          </table:table-cell>
          <table:table-cell table:formula="of:=CONVERT([.D23];&quot;sec&quot;;&quot;msec&quot;)" office:value-type="float" office:value="30">
            <text:p>30</text:p>
          </table:table-cell>
          <table:table-cell table:formula="of:=CONVERT([.D23];&quot;sec&quot;;&quot;usec&quot;)" office:value-type="float" office:value="30000">
            <text:p>30000</text:p>
          </table:table-cell>
          <table:table-cell table:style-name="ce4" table:formula="of:=[.E23]/10" office:value-type="float" office:value="3">
            <text:p>3</text:p>
          </table:table-cell>
          <table:table-cell table:formula="of:=[.F23]/10" office:value-type="float" office:value="3000">
            <text:p>3000</text:p>
          </table:table-cell>
        </table:table-row>
        <table:table-row table:style-name="ro1">
          <table:table-cell table:formula="of:=12000000/[.B24]" office:value-type="float" office:value="6250">
            <text:p>6250</text:p>
          </table:table-cell>
          <table:table-cell table:style-name="ce2" table:formula="of:=1/[.C24]" office:value-type="float" office:value="1920">
            <text:p>1.92000E+003</text:p>
          </table:table-cell>
          <table:table-cell table:formula="of:=[.D24]/(3*64)" office:value-type="float" office:value="0.000520833333333333">
            <text:p>0.0005208333</text:p>
          </table:table-cell>
          <table:table-cell office:value-type="float" office:value="0.1">
            <text:p>1.00E-01</text:p>
          </table:table-cell>
          <table:table-cell table:formula="of:=CONVERT([.D24];&quot;sec&quot;;&quot;msec&quot;)" office:value-type="float" office:value="100">
            <text:p>100</text:p>
          </table:table-cell>
          <table:table-cell table:formula="of:=CONVERT([.D24];&quot;sec&quot;;&quot;usec&quot;)" office:value-type="float" office:value="100000">
            <text:p>100000</text:p>
          </table:table-cell>
          <table:table-cell table:style-name="ce4" table:formula="of:=[.E24]/10" office:value-type="float" office:value="10">
            <text:p>10</text:p>
          </table:table-cell>
          <table:table-cell table:formula="of:=[.F24]/10" office:value-type="float" office:value="10000">
            <text:p>10000</text:p>
          </table:table-cell>
        </table:table-row>
        <table:table-row table:style-name="ro1">
          <table:table-cell table:formula="of:=12000000/[.B25]" office:value-type="float" office:value="18750">
            <text:p>18750</text:p>
          </table:table-cell>
          <table:table-cell table:style-name="ce2" table:formula="of:=1/[.C25]" office:value-type="float" office:value="640">
            <text:p>6.40000E+002</text:p>
          </table:table-cell>
          <table:table-cell table:formula="of:=[.D25]/(3*64)" office:value-type="float" office:value="0.0015625">
            <text:p>0.0015625</text:p>
          </table:table-cell>
          <table:table-cell office:value-type="float" office:value="0.3">
            <text:p>3.00E-01</text:p>
          </table:table-cell>
          <table:table-cell table:formula="of:=CONVERT([.D25];&quot;sec&quot;;&quot;msec&quot;)" office:value-type="float" office:value="300">
            <text:p>300</text:p>
          </table:table-cell>
          <table:table-cell table:formula="of:=CONVERT([.D25];&quot;sec&quot;;&quot;usec&quot;)" office:value-type="float" office:value="300000">
            <text:p>300000</text:p>
          </table:table-cell>
          <table:table-cell table:style-name="ce4" table:formula="of:=[.E25]/10" office:value-type="float" office:value="30">
            <text:p>30</text:p>
          </table:table-cell>
          <table:table-cell table:formula="of:=[.F25]/10" office:value-type="float" office:value="30000">
            <text:p>30000</text:p>
          </table:table-cell>
        </table:table-row>
        <table:table-row table:style-name="ro1">
          <table:table-cell table:formula="of:=12000000/[.B26]" office:value-type="float" office:value="62500">
            <text:p>62500</text:p>
          </table:table-cell>
          <table:table-cell table:style-name="ce2" table:formula="of:=1/[.C26]" office:value-type="float" office:value="192">
            <text:p>1.92000E+002</text:p>
          </table:table-cell>
          <table:table-cell table:formula="of:=[.D26]/(3*64)" office:value-type="float" office:value="0.00520833333333333">
            <text:p>0.0052083333</text:p>
          </table:table-cell>
          <table:table-cell office:value-type="float" office:value="1">
            <text:p>1.00E+00</text:p>
          </table:table-cell>
          <table:table-cell table:formula="of:=CONVERT([.D26];&quot;sec&quot;;&quot;msec&quot;)" office:value-type="float" office:value="1000">
            <text:p>1000</text:p>
          </table:table-cell>
          <table:table-cell table:formula="of:=CONVERT([.D26];&quot;sec&quot;;&quot;usec&quot;)" office:value-type="float" office:value="1000000">
            <text:p>1000000</text:p>
          </table:table-cell>
          <table:table-cell table:style-name="ce4" table:formula="of:=[.E26]/10" office:value-type="float" office:value="100">
            <text:p>100</text:p>
          </table:table-cell>
          <table:table-cell table:formula="of:=[.F26]/10" office:value-type="float" office:value="100000">
            <text:p>100000</text:p>
          </table:table-cell>
        </table:table-row>
        <table:table-row table:style-name="ro1">
          <table:table-cell table:formula="of:=12000000/[.B27]" office:value-type="float" office:value="187500">
            <text:p>187500</text:p>
          </table:table-cell>
          <table:table-cell table:style-name="ce2" table:formula="of:=1/[.C27]" office:value-type="float" office:value="64">
            <text:p>6.40000E+001</text:p>
          </table:table-cell>
          <table:table-cell table:formula="of:=[.D27]/(3*64)" office:value-type="float" office:value="0.015625">
            <text:p>0.015625</text:p>
          </table:table-cell>
          <table:table-cell office:value-type="float" office:value="3">
            <text:p>3.00E+00</text:p>
          </table:table-cell>
          <table:table-cell table:formula="of:=CONVERT([.D27];&quot;sec&quot;;&quot;msec&quot;)" office:value-type="float" office:value="3000">
            <text:p>3000</text:p>
          </table:table-cell>
          <table:table-cell table:formula="of:=CONVERT([.D27];&quot;sec&quot;;&quot;usec&quot;)" office:value-type="float" office:value="3000000">
            <text:p>3000000</text:p>
          </table:table-cell>
          <table:table-cell table:style-name="ce4" table:formula="of:=[.E27]/10" office:value-type="float" office:value="300">
            <text:p>300</text:p>
          </table:table-cell>
          <table:table-cell table:formula="of:=[.F27]/10" office:value-type="float" office:value="300000">
            <text:p>300000</text:p>
          </table:table-cell>
        </table:table-row>
        <table:table-row table:style-name="ro1">
          <table:table-cell table:formula="of:=12000000/[.B28]" office:value-type="float" office:value="625000">
            <text:p>625000</text:p>
          </table:table-cell>
          <table:table-cell table:style-name="ce2" table:formula="of:=1/[.C28]" office:value-type="float" office:value="19.2">
            <text:p>1.92000E+001</text:p>
          </table:table-cell>
          <table:table-cell table:formula="of:=[.D28]/(3*64)" office:value-type="float" office:value="0.0520833333333333">
            <text:p>0.0520833333</text:p>
          </table:table-cell>
          <table:table-cell office:value-type="float" office:value="10">
            <text:p>1.00E+01</text:p>
          </table:table-cell>
          <table:table-cell table:formula="of:=CONVERT([.D28];&quot;sec&quot;;&quot;msec&quot;)" office:value-type="float" office:value="10000">
            <text:p>10000</text:p>
          </table:table-cell>
          <table:table-cell table:formula="of:=CONVERT([.D28];&quot;sec&quot;;&quot;usec&quot;)" office:value-type="float" office:value="10000000">
            <text:p>10000000</text:p>
          </table:table-cell>
          <table:table-cell table:style-name="ce4" table:formula="of:=[.E28]/10" office:value-type="float" office:value="1000">
            <text:p>1000</text:p>
          </table:table-cell>
          <table:table-cell table:formula="of:=[.F28]/10" office:value-type="float" office:value="1000000">
            <text:p>1000000</text:p>
          </table:table-cell>
        </table:table-row>
        <table:table-row table:style-name="ro1">
          <table:table-cell table:formula="of:=12000000/[.B29]" office:value-type="float" office:value="1875000">
            <text:p>1875000</text:p>
          </table:table-cell>
          <table:table-cell table:style-name="ce2" table:formula="of:=1/[.C29]" office:value-type="float" office:value="6.4">
            <text:p>6.40000E+000</text:p>
          </table:table-cell>
          <table:table-cell table:formula="of:=[.D29]/(3*64)" office:value-type="float" office:value="0.15625">
            <text:p>0.15625</text:p>
          </table:table-cell>
          <table:table-cell office:value-type="float" office:value="30">
            <text:p>3.00E+01</text:p>
          </table:table-cell>
          <table:table-cell table:formula="of:=CONVERT([.D29];&quot;sec&quot;;&quot;msec&quot;)" office:value-type="float" office:value="30000">
            <text:p>30000</text:p>
          </table:table-cell>
          <table:table-cell table:formula="of:=CONVERT([.D29];&quot;sec&quot;;&quot;usec&quot;)" office:value-type="float" office:value="30000000">
            <text:p>30000000</text:p>
          </table:table-cell>
          <table:table-cell table:style-name="ce4" table:formula="of:=[.E29]/10" office:value-type="float" office:value="3000">
            <text:p>3000</text:p>
          </table:table-cell>
          <table:table-cell table:formula="of:=[.F29]/10" office:value-type="float" office:value="3000000">
            <text:p>3000000</text:p>
          </table:table-cell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scientific-number number:decimal-places="5" number:min-integer-digits="1" number:min-exponent-digits="3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5">05/05/2012</text:date>, <text:time>17:5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ru </meta:initial-creator>
    <meta:creation-date>2012-05-05T13:17:40</meta:creation-date>
    <dc:date>2012-05-05T17:52:20</dc:date>
    <dc:creator>mru </dc:creator>
    <meta:editing-duration>PT4H34M41S</meta:editing-duration>
    <meta:editing-cycles>2</meta:editing-cycles>
    <meta:generator>LibreOffice/3.4$Linux LibreOffice_project/340m1$Build-402</meta:generator>
    <meta:document-statistic meta:table-count="3" meta:cell-count="178" meta:object-count="0"/>
  </office:meta>
</office:document-meta>
</file>